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cuencial</text:p>
          </table:table-cell>
          <table:table-cell office:value-type="string" calcext:value-type="string">
            <text:p>100 lineas</text:p>
          </table:table-cell>
          <table:table-cell office:value-type="string" calcext:value-type="string">
            <text:p>1000 lineas</text:p>
          </table:table-cell>
          <table:table-cell office:value-type="string" calcext:value-type="string">
            <text:p>5000 lineas</text:p>
          </table:table-cell>
          <table:table-cell office:value-type="string" calcext:value-type="string">
            <text:p>10000 lineas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cesos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8p</text:p>
          </table:table-cell>
          <table:table-cell office:value-type="string" calcext:value-type="string">
            <text:p>hilos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8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1" calcext:value-type="float">
            <text:p>751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78" calcext:value-type="float">
            <text:p>678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float" office:value="2634" calcext:value-type="float">
            <text:p>2634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float" office:value="1282" calcext:value-type="float">
            <text:p>128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float" office:value="2097" calcext:value-type="float">
            <text:p>2097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13" calcext:value-type="float">
            <text:p>813</text:p>
          </table:table-cell>
          <table:table-cell office:value-type="float" office:value="1612" calcext:value-type="float">
            <text:p>1612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1541" calcext:value-type="float">
            <text:p>1541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2404" calcext:value-type="float">
            <text:p>2404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65" calcext:value-type="float">
            <text:p>965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float" office:value="1798" calcext:value-type="float">
            <text:p>1798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office:value-type="float" office:value="2034" calcext:value-type="float">
            <text:p>2034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785" calcext:value-type="float">
            <text:p>178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451" calcext:value-type="float">
            <text:p>4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2:08:20.641057484</meta:creation-date>
    <dc:date>2015-03-25T21:17:06.600526299</dc:date>
    <meta:editing-duration>PT7M55S</meta:editing-duration>
    <meta:editing-cycles>1</meta:editing-cycles>
    <meta:document-statistic meta:table-count="1" meta:cell-count="135" meta:object-count="0"/>
    <meta:generator>LibreOffice/4.2.4.2$Linux_X86_64 LibreOffice_project/420m0$Build-2</meta:generator>
  </office:meta>
</office:document-meta>
</file>